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Johnson's original goal was to restore white democracy in the South.</text:p>
      <text:p text:style-name="P1">By 1 vote the senate does not remove him from office.</text:p>
      <text:p text:style-name="P1">For the remainder of his term in office, Andrew Johnson does not interfere with Reconstruction.</text:p>
      <text:p text:style-name="P1"/>
      <text:p text:style-name="P1">Most Southern states made it illegal to teach slaves.</text:p>
      <text:p text:style-name="P1"/>
      <text:p text:style-name="P1">Freedman's Bureau raised the black literacy rate by 53%</text:p>
      <text:p text:style-name="P1"/>
      <text:p text:style-name="P1"/>
      <text:p text:style-name="P1"/>
      <text:p text:style-name="P1"/>
      <text:p text:style-name="P1">Roman Catholic Church did not hold race into regard as much as other churches.</text:p>
      <text:p text:style-name="P1"/>
      <text:p text:style-name="P1">Healey family, white father, black mother. Children were light-skinned, able to “pass” as white people.</text:p>
      <text:p text:style-name="P1"/>
      <text:p text:style-name="P1">Catholic church in the South remained biracial.</text:p>
      <text:p text:style-name="P1"/>
      <text:p text:style-name="P1">Another important outcome of reconstruction was what it did to the constitution.</text:p>
      <text:p text:style-name="P1">It is transformed by 3 amendments, that are referred to as the reconstruction amendments.</text:p>
      <text:p text:style-name="P1">13<text:span text:style-name="T1">th</text:span>, 14<text:span text:style-name="T1">th</text:span>, 15<text:span text:style-name="T1">th</text:span> amendments.</text:p>
      <text:p text:style-name="P1">13<text:span text:style-name="T1">th</text:span> goes into effect of September of 1865, it abolishes slavery.</text:p>
      <text:p text:style-name="P1">14<text:span text:style-name="T1">th</text:span> goes into effect 1868, it enforced universal citizenship …</text:p>
      <text:p text:style-name="P1">15<text:span text:style-name="T1">th</text:span> guarantees voting rights, regardless of race</text:p>
      <text:p text:style-name="P1"/>
      <text:p text:style-name="P1">14<text:span text:style-name="T1">th</text:span> amendment: </text:p>
      <text:p text:style-name="P1"><text:tab/>Section 1: All persons born or naturalized in the United States are citizens of the United States. No state shall …(Basically, violate th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1/31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3:56:32.42</meta:creation-date>
    <meta:generator>OpenOffice/4.1.3$Win32 OpenOffice.org_project/413m1$Build-9783</meta:generator>
    <dc:date>2018-05-10T15:03:09.84</dc:date>
    <dc:creator>Timothy Cayer</dc:creator>
    <meta:editing-duration>PT2H11M43S</meta:editing-duration>
    <meta:editing-cycles>25</meta:editing-cycles>
    <meta:document-statistic meta:table-count="0" meta:image-count="0" meta:object-count="0" meta:page-count="1" meta:paragraph-count="17" meta:word-count="176" meta:character-count="1098"/>
  </office:meta>
</office:document-meta>
</file>